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 teórica</text:p>
          </table:table-cell>
          <table:table-cell office:value-type="string" calcext:value-type="string">
            <text:p>f exp</text:p>
          </table:table-cell>
          <table:table-cell office:value-type="string" calcext:value-type="string">
            <text:p>W exp</text:p>
          </table:table-cell>
          <table:table-cell office:value-type="string" calcext:value-type="string">
            <text:p>Vopp</text:p>
          </table:table-cell>
          <table:table-cell office:value-type="string" calcext:value-type="string">
            <text:p>Vipp</text:p>
          </table:table-cell>
          <table:table-cell office:value-type="string" calcext:value-type="string">
            <text:p>|Vipp/vipp|</text:p>
          </table:table-cell>
          <table:table-cell office:value-type="string" calcext:value-type="string">
            <text:p>20.log|vopp/Vipp|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2]*2*PI()" office:value-type="float" office:value="628.318530717959" calcext:value-type="float">
            <text:p>628,318530718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2]/[.E2]" office:value-type="float" office:value="1.01941747572816" calcext:value-type="float">
            <text:p>1,0194174757</text:p>
          </table:table-cell>
          <table:table-cell table:formula="of:=20*LOG([.F2];10)" office:value-type="float" office:value="0.167041487295317" calcext:value-type="float">
            <text:p>0,1670414873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A3]*2*PI()" office:value-type="float" office:value="1256.63706143592" calcext:value-type="float">
            <text:p>1256,6370614359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3]/[.E3]" office:value-type="float" office:value="1.01941747572816" calcext:value-type="float">
            <text:p>1,0194174757</text:p>
          </table:table-cell>
          <table:table-cell table:formula="of:=20*LOG([.F3];10)" office:value-type="float" office:value="0.167041487295317" calcext:value-type="float">
            <text:p>0,16704148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table:formula="of:=[.A4]*2*PI()" office:value-type="float" office:value="1884.95559215388" calcext:value-type="float">
            <text:p>1884,9555921539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4]/[.E4]" office:value-type="float" office:value="1.01941747572816" calcext:value-type="float">
            <text:p>1,0194174757</text:p>
          </table:table-cell>
          <table:table-cell table:formula="of:=20*LOG([.F4];10)" office:value-type="float" office:value="0.167041487295317" calcext:value-type="float">
            <text:p>0,167041487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A5]*2*PI()" office:value-type="float" office:value="3141.59265358979" calcext:value-type="float">
            <text:p>3141,5926535898</text:p>
          </table:table-cell>
          <table:table-cell office:value-type="float" office:value="10.6" calcext:value-type="float">
            <text:p>10,6</text:p>
          </table:table-cell>
          <table:table-cell office:value-type="float" office:value="10.3" calcext:value-type="float">
            <text:p>10,3</text:p>
          </table:table-cell>
          <table:table-cell table:formula="of:=[.D5]/[.E5]" office:value-type="float" office:value="1.02912621359223" calcext:value-type="float">
            <text:p>1,0291262136</text:p>
          </table:table-cell>
          <table:table-cell table:formula="of:=20*LOG([.F5];10)" office:value-type="float" office:value="0.249372811191961" calcext:value-type="float">
            <text:p>0,2493728112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table:formula="of:=[.A6]*2*PI()" office:value-type="float" office:value="5026.54824574367" calcext:value-type="float">
            <text:p>5026,5482457437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6]/[.E6]" office:value-type="float" office:value="1.01941747572816" calcext:value-type="float">
            <text:p>1,0194174757</text:p>
          </table:table-cell>
          <table:table-cell table:formula="of:=20*LOG([.F6];10)" office:value-type="float" office:value="0.167041487295317" calcext:value-type="float">
            <text:p>0,167041487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[.A7]*2*PI()" office:value-type="float" office:value="6283.18530717959" calcext:value-type="float">
            <text:p>6283,1853071796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7]/[.E7]" office:value-type="float" office:value="1.01941747572816" calcext:value-type="float">
            <text:p>1,0194174757</text:p>
          </table:table-cell>
          <table:table-cell table:formula="of:=20*LOG([.F7];10)" office:value-type="float" office:value="0.167041487295317" calcext:value-type="float">
            <text:p>0,1670414873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[.A8]*2*PI()" office:value-type="float" office:value="12566.3706143592" calcext:value-type="float">
            <text:p>12566,3706143592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8]/[.E8]" office:value-type="float" office:value="1.01941747572816" calcext:value-type="float">
            <text:p>1,0194174757</text:p>
          </table:table-cell>
          <table:table-cell table:formula="of:=20*LOG([.F8];10)" office:value-type="float" office:value="0.167041487295317" calcext:value-type="float">
            <text:p>0,1670414873</text:p>
          </table:table-cell>
        </table:table-row>
        <table:table-row table:style-name="ro1">
          <table:table-cell table:number-columns-repeated="2" office:value-type="float" office:value="3000" calcext:value-type="float">
            <text:p>3000</text:p>
          </table:table-cell>
          <table:table-cell table:formula="of:=[.A9]*2*PI()" office:value-type="float" office:value="18849.5559215388" calcext:value-type="float">
            <text:p>18849,5559215388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table:formula="of:=[.D9]/[.E9]" office:value-type="float" office:value="1.01941747572816" calcext:value-type="float">
            <text:p>1,0194174757</text:p>
          </table:table-cell>
          <table:table-cell table:formula="of:=20*LOG([.F9];10)" office:value-type="float" office:value="0.167041487295317" calcext:value-type="float">
            <text:p>0,16704148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10]" office:value-type="float" office:value="5000" calcext:value-type="float">
            <text:p>5000</text:p>
          </table:table-cell>
          <table:table-cell table:formula="of:=[.A10]*2*PI()" office:value-type="float" office:value="31415.9265358979" calcext:value-type="float">
            <text:p>31415,9265358979</text:p>
          </table:table-cell>
          <table:table-cell office:value-type="float" office:value="10.3" calcext:value-type="float">
            <text:p>10,3</text:p>
          </table:table-cell>
          <table:table-cell office:value-type="float" office:value="10" calcext:value-type="float">
            <text:p>10</text:p>
          </table:table-cell>
          <table:table-cell table:formula="of:=[.D10]/[.E10]" office:value-type="float" office:value="1.03" calcext:value-type="float">
            <text:p>1,03</text:p>
          </table:table-cell>
          <table:table-cell table:formula="of:=20*LOG([.F10];10)" office:value-type="float" office:value="0.256744494103444" calcext:value-type="float">
            <text:p>0,25674449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1]" office:value-type="float" office:value="8000" calcext:value-type="float">
            <text:p>8000</text:p>
          </table:table-cell>
          <table:table-cell table:formula="of:=[.A11]*2*PI()" office:value-type="float" office:value="50265.4824574367" calcext:value-type="float">
            <text:p>50265,4824574367</text:p>
          </table:table-cell>
          <table:table-cell office:value-type="float" office:value="10.3" calcext:value-type="float">
            <text:p>10,3</text:p>
          </table:table-cell>
          <table:table-cell office:value-type="float" office:value="10" calcext:value-type="float">
            <text:p>10</text:p>
          </table:table-cell>
          <table:table-cell table:formula="of:=[.D11]/[.E11]" office:value-type="float" office:value="1.03" calcext:value-type="float">
            <text:p>1,03</text:p>
          </table:table-cell>
          <table:table-cell table:formula="of:=20*LOG([.F11];10)" office:value-type="float" office:value="0.256744494103444" calcext:value-type="float">
            <text:p>0,25674449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2]" office:value-type="float" office:value="10000" calcext:value-type="float">
            <text:p>10000</text:p>
          </table:table-cell>
          <table:table-cell table:formula="of:=[.A12]*2*PI()" office:value-type="float" office:value="62831.8530717959" calcext:value-type="float">
            <text:p>62831,8530717959</text:p>
          </table:table-cell>
          <table:table-cell table:formula="of:=[.D11]" office:value-type="float" office:value="10.3" calcext:value-type="float">
            <text:p>10,3</text:p>
          </table:table-cell>
          <table:table-cell office:value-type="float" office:value="10" calcext:value-type="float">
            <text:p>10</text:p>
          </table:table-cell>
          <table:table-cell table:formula="of:=[.D12]/[.E12]" office:value-type="float" office:value="1.03" calcext:value-type="float">
            <text:p>1,03</text:p>
          </table:table-cell>
          <table:table-cell table:formula="of:=20*LOG([.F12];10)" office:value-type="float" office:value="0.256744494103444" calcext:value-type="float">
            <text:p>0,25674449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3]" office:value-type="float" office:value="20000" calcext:value-type="float">
            <text:p>20000</text:p>
          </table:table-cell>
          <table:table-cell table:formula="of:=[.A13]*2*PI()" office:value-type="float" office:value="125663.706143592" calcext:value-type="float">
            <text:p>125663,706143592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formula="of:=[.D13]/[.E13]" office:value-type="float" office:value="0.98" calcext:value-type="float">
            <text:p>0,98</text:p>
          </table:table-cell>
          <table:table-cell table:formula="of:=20*LOG([.F13];10)" office:value-type="float" office:value="-0.175478486150102" calcext:value-type="float">
            <text:p>-0,1754784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14]" office:value-type="float" office:value="30000" calcext:value-type="float">
            <text:p>30000</text:p>
          </table:table-cell>
          <table:table-cell table:formula="of:=[.A14]*2*PI()" office:value-type="float" office:value="188495.559215388" calcext:value-type="float">
            <text:p>188495,559215388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formula="of:=[.D14]/[.E14]" office:value-type="float" office:value="0.95" calcext:value-type="float">
            <text:p>0,95</text:p>
          </table:table-cell>
          <table:table-cell table:formula="of:=20*LOG([.F14];10)" office:value-type="float" office:value="-0.445527894223045" calcext:value-type="float">
            <text:p>-0,44552789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table:formula="of:=[.A15]*2*PI()" office:value-type="float" office:value="314159.265358979" calcext:value-type="float">
            <text:p>314159,265358979</text:p>
          </table:table-cell>
          <table:table-cell office:value-type="float" office:value="8.3" calcext:value-type="float">
            <text:p>8,3</text:p>
          </table:table-cell>
          <table:table-cell office:value-type="float" office:value="10" calcext:value-type="float">
            <text:p>10</text:p>
          </table:table-cell>
          <table:table-cell table:formula="of:=[.D15]/[.E15]" office:value-type="float" office:value="0.83" calcext:value-type="float">
            <text:p>0,83</text:p>
          </table:table-cell>
          <table:table-cell table:formula="of:=20*LOG([.F15];10)" office:value-type="float" office:value="-1.61843815247852" calcext:value-type="float">
            <text:p>-1,6184381525</text:p>
          </table:table-cell>
        </table:table-row>
        <table:table-row table:style-name="ro1">
          <table:table-cell office:value-type="float" office:value="70220" calcext:value-type="float">
            <text:p>70220</text:p>
          </table:table-cell>
          <table:table-cell office:value-type="float" office:value="70.2" calcext:value-type="float">
            <text:p>70,2</text:p>
          </table:table-cell>
          <table:table-cell table:formula="of:=[.A16]*2*PI()" office:value-type="float" office:value="441205.272270151" calcext:value-type="float">
            <text:p>441205,272270151</text:p>
          </table:table-cell>
          <table:table-cell office:value-type="float" office:value="7.2" calcext:value-type="float">
            <text:p>7,2</text:p>
          </table:table-cell>
          <table:table-cell office:value-type="float" office:value="10" calcext:value-type="float">
            <text:p>10</text:p>
          </table:table-cell>
          <table:table-cell table:formula="of:=[.D16]/[.E16]" office:value-type="float" office:value="0.72" calcext:value-type="float">
            <text:p>0,72</text:p>
          </table:table-cell>
          <table:table-cell table:formula="of:=20*LOG([.F16];10)" office:value-type="float" office:value="-2.85335007137463" calcext:value-type="float">
            <text:p>-2,853350071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[.A17]" office:value-type="float" office:value="80000" calcext:value-type="float">
            <text:p>80000</text:p>
          </table:table-cell>
          <table:table-cell table:formula="of:=[.A17]*2*PI()" office:value-type="float" office:value="502654.824574367" calcext:value-type="float">
            <text:p>502654,824574367</text:p>
          </table:table-cell>
          <table:table-cell office:value-type="float" office:value="6.7" calcext:value-type="float">
            <text:p>6,7</text:p>
          </table:table-cell>
          <table:table-cell office:value-type="float" office:value="9.8" calcext:value-type="float">
            <text:p>9,8</text:p>
          </table:table-cell>
          <table:table-cell table:formula="of:=[.D17]/[.E17]" office:value-type="float" office:value="0.683673469387755" calcext:value-type="float">
            <text:p>0,6836734694</text:p>
          </table:table-cell>
          <table:table-cell table:formula="of:=20*LOG([.F17];10)" office:value-type="float" office:value="-3.30302545983337" calcext:value-type="float">
            <text:p>-3,30302545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18]" office:value-type="float" office:value="100000" calcext:value-type="float">
            <text:p>100000</text:p>
          </table:table-cell>
          <table:table-cell table:formula="of:=[.A18]*2*PI()" office:value-type="float" office:value="628318.530717959" calcext:value-type="float">
            <text:p>628318,530717959</text:p>
          </table:table-cell>
          <table:table-cell office:value-type="float" office:value="5.9" calcext:value-type="float">
            <text:p>5,9</text:p>
          </table:table-cell>
          <table:table-cell office:value-type="float" office:value="9.8" calcext:value-type="float">
            <text:p>9,8</text:p>
          </table:table-cell>
          <table:table-cell table:formula="of:=[.D18]/[.E18]" office:value-type="float" office:value="0.602040816326531" calcext:value-type="float">
            <text:p>0,6020408163</text:p>
          </table:table-cell>
          <table:table-cell table:formula="of:=20*LOG([.F18];10)" office:value-type="float" office:value="-4.40748128100701" calcext:value-type="float">
            <text:p>-4,40748128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A19]" office:value-type="float" office:value="200000" calcext:value-type="float">
            <text:p>200000</text:p>
          </table:table-cell>
          <table:table-cell table:formula="of:=[.A19]*2*PI()" office:value-type="float" office:value="1256637.06143592" calcext:value-type="float">
            <text:p>1256637,06143592</text:p>
          </table:table-cell>
          <table:table-cell office:value-type="float" office:value="3.6" calcext:value-type="float">
            <text:p>3,6</text:p>
          </table:table-cell>
          <table:table-cell office:value-type="float" office:value="9.8" calcext:value-type="float">
            <text:p>9,8</text:p>
          </table:table-cell>
          <table:table-cell table:formula="of:=[.D19]/[.E19]" office:value-type="float" office:value="0.36734693877551" calcext:value-type="float">
            <text:p>0,3673469388</text:p>
          </table:table-cell>
          <table:table-cell table:formula="of:=20*LOG([.F19];10)" office:value-type="float" office:value="-8.69847149850415" calcext:value-type="float">
            <text:p>-8,69847149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A20]" office:value-type="float" office:value="300000" calcext:value-type="float">
            <text:p>300000</text:p>
          </table:table-cell>
          <table:table-cell table:formula="of:=[.A20]*2*PI()" office:value-type="float" office:value="1884955.59215388" calcext:value-type="float">
            <text:p>1884955,59215388</text:p>
          </table:table-cell>
          <table:table-cell office:value-type="float" office:value="2.8" calcext:value-type="float">
            <text:p>2,8</text:p>
          </table:table-cell>
          <table:table-cell office:value-type="float" office:value="9.8" calcext:value-type="float">
            <text:p>9,8</text:p>
          </table:table-cell>
          <table:table-cell table:formula="of:=[.D20]/[.E20]" office:value-type="float" office:value="0.285714285714286" calcext:value-type="float">
            <text:p>0,2857142857</text:p>
          </table:table-cell>
          <table:table-cell table:formula="of:=20*LOG([.F20];10)" office:value-type="float" office:value="-10.8813608870055" calcext:value-type="float">
            <text:p>-10,88136088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1]" office:value-type="float" office:value="500000" calcext:value-type="float">
            <text:p>500000</text:p>
          </table:table-cell>
          <table:table-cell table:formula="of:=[.A21]*2*PI()" office:value-type="float" office:value="3141592.65358979" calcext:value-type="float">
            <text:p>3141592,65358979</text:p>
          </table:table-cell>
          <table:table-cell office:value-type="float" office:value="1.7" calcext:value-type="float">
            <text:p>1,7</text:p>
          </table:table-cell>
          <table:table-cell office:value-type="float" office:value="9.7" calcext:value-type="float">
            <text:p>9,7</text:p>
          </table:table-cell>
          <table:table-cell table:formula="of:=[.D21]/[.E21]" office:value-type="float" office:value="0.175257731958763" calcext:value-type="float">
            <text:p>0,175257732</text:p>
          </table:table-cell>
          <table:table-cell table:formula="of:=20*LOG([.F21];10)" office:value-type="float" office:value="-15.1264562577594" calcext:value-type="float">
            <text:p>-15,1264562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nca </meta:initial-creator>
    <meta:creation-date>2017-11-17T20:23:11.074437155</meta:creation-date>
    <dc:date>2017-11-17T21:10:06.855824232</dc:date>
    <dc:creator>Blanca </dc:creator>
    <meta:editing-duration>PT16M33S</meta:editing-duration>
    <meta:editing-cycles>2</meta:editing-cycles>
    <meta:generator>LibreOffice/4.3.3.2$Linux_X86_64 LibreOffice_project/430m0$Build-2</meta:generator>
    <meta:document-statistic meta:table-count="1" meta:cell-count="147" meta:object-count="0"/>
  </office:meta>
</office:document-meta>
</file>